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margin-left="0mm" fo:margin-right="0mm" fo:text-indent="12.7m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2" style:family="text"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T3" style:family="text">
      <style:text-properties style:font-name="Century Gothic" fo:font-size="10pt" fo:language="en" fo:country="SG" style:font-name-asian="SimSun" style:font-size-asian="10pt" style:language-asian="zh" style:country-asian="CN"/>
    </style:style>
    <style:style style:name="T4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5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/>
    </style:style>
    <style:style style:name="T6" style:family="text">
      <style:text-properties style:font-name="Century Gothic" fo:font-size="10pt" style:font-size-asian="10pt" style:font-name-complex="TimesNewRoman" style:font-size-complex="10pt"/>
    </style:style>
    <style:style style:name="T7" style:family="text">
      <style:text-properties style:font-name="Century Gothic" fo:font-size="10pt" style:font-size-asian="10pt" style:font-size-complex="10pt"/>
    </style:style>
    <style:style style:name="T8" style:family="text">
      <style:text-properties style:font-name="Century Gothic" fo:font-size="10pt" fo:font-weight="bold" style:font-size-asian="10pt" style:font-weight-asian="bold" style:font-size-complex="10pt"/>
    </style:style>
    <style:style style:name="T9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style:text-position="super 58%" style:font-name="Century Gothic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LAVORS APPLE PTE. LTD.</text:span></text:p>
      <text:p text:style-name="P2"><text:span text:style-name="T3">Company Registration No : 200922055W</text:span></text:p>
      <text:p text:style-name="P2"><text:span text:style-name="T2">(Incorporated in the Republic of Singapore)</text:span></text:p>
      <text:p text:style-name="P3"/>
      <text:p text:style-name="P2"><text:span text:style-name="T6">Blk 531 Upper Cross Street #04-52 Hong Lim Complex Singapore 050531</text:span></text:p>
      <text:p text:style-name="P4"/>
      <text:p text:style-name="P4"/>
      <text:p text:style-name="P4"/>
      <text:p text:style-name="Standard"><text:span text:style-name="T7">Date: </text:span></text:p>
      <text:p text:style-name="P4"/>
      <text:p text:style-name="P4"/>
      <text:p text:style-name="P4"><text:bookmark-start text:name="_GoBack"/></text:p>
      <text:p text:style-name="Standard"><text:bookmark-end text:name="_GoBack"/><text:span text:style-name="T7">To: <text:tab/></text:span><text:span text:style-name="T6">BS Accounting Services Pte Ltd</text:span></text:p>
      <text:p text:style-name="Standard"><text:span text:style-name="T6"><text:tab/>(UEN : 201212606N)</text:span></text:p>
      <text:p text:style-name="P7"><text:span text:style-name="T6">Blk 531 Upper Cross Street</text:span></text:p>
      <text:p text:style-name="P7"><text:span text:style-name="T6">#04-52 Hong Lim Complex</text:span></text:p>
      <text:p text:style-name="P7"><text:span text:style-name="T6">Singapore 050531</text:span></text:p>
      <text:p text:style-name="P7"><text:span text:style-name="T7">Attn: Ms Sally Khor</text:span></text:p>
      <text:p text:style-name="P4"/>
      <text:p text:style-name="P4"/>
      <text:p text:style-name="Standard"><text:span text:style-name="T8">RE: AR FILING FOR </text:span><text:span text:style-name="T4">FLAVORS APPLE PTE. LTD.</text:span></text:p>
      <text:p text:style-name="Standard"><text:span text:style-name="T9"><text:s text:c="6"/>YEAR ENDED 31 DECEMBER 2015</text:span></text:p>
      <text:p text:style-name="P4"/>
      <text:p text:style-name="Standard"><text:span text:style-name="T7">Please be informed that </text:span><text:span text:style-name="T4">FLAVORS APPLE PTE. LTD.</text:span><text:span text:style-name="T8"> (UEN : </text:span><text:span text:style-name="T5">200922055W</text:span><text:span text:style-name="T8">) </text:span><text:span text:style-name="T7">has not carrying on business, has no trade income and has not been deriving or receiving income from any investments since the day of incorporation on 25</text:span><text:span text:style-name="T10">th </text:span><text:span text:style-name="T7">November 2009.</text:span></text:p>
      <text:p text:style-name="P4"/>
      <text:p text:style-name="P4"/>
      <text:p text:style-name="Standard"><text:span text:style-name="T7">We have engaged M/s. </text:span><text:span text:style-name="T8">BS Accounting Services Pte Ltd (UEN : 201212606N)</text:span><text:span text:style-name="T7"> to submit the compliance filing for the year ended 31</text:span><text:span text:style-name="T10">st</text:span><text:span text:style-name="T7"> December 2015 (6</text:span><text:span text:style-name="T10">th</text:span><text:span text:style-name="T7"> AGM held on ____________) as dormant company.</text:span></text:p>
      <text:p text:style-name="P4"/>
      <text:p text:style-name="P4"/>
      <text:p text:style-name="P4"/>
      <text:p text:style-name="P2"><text:span text:style-name="T8">Signed on Behalf of the Board</text:span></text:p>
      <text:p text:style-name="P5"/>
      <text:p text:style-name="P4"/>
      <text:p text:style-name="P1"/>
      <text:p text:style-name="P1"/>
      <text:p text:style-name="P1"/>
      <text:p text:style-name="No_20_Spacing"><text:span text:style-name="T7">__________________________________ <text:s text:c="16"/><text:tab/> _________________________________</text:span></text:p>
      <text:p text:style-name="No_20_Spacing"><text:span text:style-name="T7">Goh Hock Leong Anthony<text:tab/><text:tab/><text:tab/> <text:s text:c="13"/>Terence Choa Kwok Fai <text:s text:c="2"/><text:tab/></text:span></text:p>
      <text:p text:style-name="No_20_Spacing"><text:span text:style-name="T7">Director<text:tab/><text:tab/><text:tab/><text:tab/><text:tab/><text:tab/> Director <text:s text:c="26"/></text:span></text:p>
      <text:p text:style-name="P1"/>
      <text:p text:style-name="P1"/>
      <text:p text:style-name="P1"/>
      <text:p text:style-name="P1"/>
      <text:p text:style-name="No_20_Spacing"><text:span text:style-name="T7">__________________________________ <text:s text:c="16"/><text:tab/> _________________________________</text:span></text:p>
      <text:p text:style-name="No_20_Spacing"><text:span text:style-name="T7">Kung Cheung Tak<text:tab/><text:tab/><text:tab/><text:tab/> <text:s text:c="13"/>Teoh Yeow Tong <text:s text:c="2"/><text:tab/></text:span></text:p>
      <text:p text:style-name="No_20_Spacing"><text:span text:style-name="T7">Director<text:tab/><text:tab/><text:tab/><text:tab/><text:tab/><text:tab/> Director</text:span></text:p>
      <text:p text:style-name="P6"/>
      <text:p text:style-name="Standard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name-complex="F" style:font-size-complex="11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Sally Khor</dc:creator>
    <meta:editing-cycles>2</meta:editing-cycles>
    <meta:print-date>2015-04-02T12:57:00</meta:print-date>
    <meta:creation-date>2015-04-23T03:32:00</meta:creation-date>
    <dc:date>2015-04-23T03:32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23" meta:word-count="164" meta:character-count="1211" meta:non-whitespace-character-count="937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